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Fine_20_Dashed" draw:textarea-horizontal-align="center" draw:textarea-vertical-align="middle"/>
    </style:style>
    <style:style style:name="gr4" style:family="graphic" style:parent-style-name="standard">
      <style:graphic-properties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29cm"/>
    </style:style>
    <style:style style:name="gr6" style:family="graphic" style:parent-style-name="standard">
      <style:graphic-properties draw:stroke="none" svg:stroke-color="#000000" draw:fill="none" draw:fill-color="#ffffff" fo:min-height="0.952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94cm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svg:stroke-width="0.1cm" svg:stroke-color="#0000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861cm"/>
    </style:style>
    <style:style style:name="gr13" style:family="graphic" style:parent-style-name="standard">
      <style:graphic-properties svg:stroke-width="0.1cm" svg:stroke-color="#ff3366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0.914cm"/>
    </style:style>
    <style:style style:name="gr15" style:family="graphic" style:parent-style-name="standard">
      <style:graphic-properties draw:fill="hatch" draw:fill-hatch-name="Hatch_20_1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Times New Roman'" style:font-family-generic="roman" style:font-pitch="variable" fo:font-style="italic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 fo:font-style="italic"/>
    </style:style>
    <style:style style:name="P5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6" style:family="paragraph">
      <style:paragraph-properties fo:margin-left="0cm" fo:margin-right="0cm" fo:text-indent="0cm"/>
      <style:text-properties fo:font-family="'Times New Roman'" style:font-family-generic="roman" style:font-pitch="variable" fo:font-weight="bold"/>
    </style:style>
    <style:style style:name="P7" style:family="paragraph">
      <style:paragraph-properties fo:margin-left="0cm" fo:margin-right="0cm" fo:text-indent="0cm"/>
      <style:text-properties fo:font-family="'Times New Roman'" style:font-family-generic="roman" style:font-pitch="variable" fo:font-size="15pt" fo:font-style="normal" fo:font-weight="normal"/>
    </style:style>
    <style:style style:name="P8" style:family="paragraph">
      <style:text-properties fo:font-family="'Times New Roman'" style:font-family-generic="roman" style:font-pitch="variable" fo:font-size="15pt" fo:font-style="normal" fo:font-weight="normal"/>
    </style:style>
    <style:style style:name="P9" style:family="paragraph">
      <style:paragraph-properties fo:margin-left="0cm" fo:margin-right="0cm" fo:text-indent="0cm"/>
      <style:text-properties fo:color="#0000ff" fo:font-family="'Times New Roman'" style:font-family-generic="roman" style:font-pitch="variable" fo:font-style="italic"/>
    </style:style>
    <style:style style:name="P10" style:family="paragraph">
      <style:paragraph-properties fo:margin-left="0cm" fo:margin-right="0cm" fo:text-indent="0cm"/>
      <style:text-properties fo:color="#ff3366" fo:font-family="'Times New Roman'" style:font-family-generic="roman" style:font-pitch="variable" fo:font-size="18pt" style:font-size-asian="18pt" style:font-size-complex="18pt"/>
    </style:style>
    <style:style style:name="P11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font-family="'Times New Roman'" style:font-family-generic="roman" style:font-pitch="variable" fo:font-style="italic"/>
    </style:style>
    <style:style style:name="T2" style:family="text">
      <style:text-properties fo:font-family="'Times New Roman'" style:font-family-generic="roman" style:font-pitch="variable" fo:font-style="normal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fo:font-family="'Times New Roman'" style:font-style-name="Normal" style:font-family-generic="roman" style:font-pitch="variable" fo:font-weight="bold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5" style:family="text">
      <style:text-properties style:text-position="sub 58%" fo:font-family="'Times New Roman'" style:font-family-generic="roman" style:font-pitch="variable" fo:font-size="18pt" fo:font-weight="bold" style:font-family-asian="'Times New Roman'" style:font-style-name-asian="Normal" style:font-family-generic-asian="roman" style:font-pitch-asian="variable" style:font-size-asian="18pt" style:font-family-complex="'Times New Roman'" style:font-style-name-complex="Normal" style:font-family-generic-complex="roman" style:font-pitch-complex="variable" style:font-size-complex="18pt"/>
    </style:style>
    <style:style style:name="T6" style:family="text">
      <style:text-properties fo:font-family="'Times New Roman'" style:font-family-generic="roman" style:font-pitch="variable" fo:font-size="15pt" fo:font-style="normal" fo:font-weight="normal"/>
    </style:style>
    <style:style style:name="T7" style:family="text">
      <style:text-properties fo:color="#0000ff" fo:font-family="'Times New Roman'" style:font-family-generic="roman" style:font-pitch="variable" fo:font-style="italic"/>
    </style:style>
    <style:style style:name="T8" style:family="text">
      <style:text-properties fo:color="#ff3366" fo:font-family="'Times New Roman'" style:font-family-generic="roman" style:font-pitch="variable" fo:font-size="18pt" fo:font-style="italic" style:font-size-asian="18pt" style:font-size-complex="18pt"/>
    </style:style>
    <style:style style:name="T9" style:family="text">
      <style:text-properties fo:color="#ff3366" fo:font-family="'Times New Roman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line draw:style-name="gr1" draw:text-style-name="P1" draw:layer="layout" svg:x1="6.35cm" svg:y1="18.468cm" svg:x2="16.431cm" svg:y2="18.468cm">
          <text:p text:style-name="P2"/>
        </draw:line>
        <draw:line draw:style-name="gr1" draw:text-style-name="P1" draw:layer="layout" svg:x1="7.329cm" svg:y1="18.944cm" svg:x2="7.329cm" svg:y2="10.186cm">
          <text:p text:style-name="P2"/>
        </draw:line>
        <draw:frame draw:style-name="gr2" draw:text-style-name="P3" draw:layer="layout" svg:width="0.786cm" svg:height="0.971cm" svg:x="16.288cm" svg:y="18.455cm">
          <draw:text-box>
            <text:p text:style-name="P2"><text:span text:style-name="T1">x</text:span></text:p>
          </draw:text-box>
        </draw:frame>
        <draw:frame draw:style-name="gr2" draw:text-style-name="P3" draw:layer="layout" svg:width="0.786cm" svg:height="0.971cm" svg:x="6.286cm" svg:y="9.785cm">
          <draw:text-box>
            <text:p text:style-name="P2"><text:span text:style-name="T1">y</text:span></text:p>
          </draw:text-box>
        </draw:frame>
        <draw:line draw:style-name="gr3" draw:text-style-name="P1" draw:layer="layout" svg:x1="11.389cm" svg:y1="18.812cm" svg:x2="11.389cm" svg:y2="11.43cm">
          <text:p text:style-name="P2"/>
        </draw:line>
        <draw:line draw:style-name="gr3" draw:text-style-name="P1" draw:layer="layout" svg:x1="6.985cm" svg:y1="14.499cm" svg:x2="14.738cm" svg:y2="14.488cm">
          <text:p text:style-name="P2"/>
        </draw:line>
        <draw:circle draw:style-name="gr4" draw:text-style-name="P1" draw:layer="layout" svg:width="0.265cm" svg:height="0.265cm" svg:x="11.257cm" svg:y="14.372cm">
          <text:p text:style-name="P2"/>
        </draw:circle>
        <draw:frame draw:style-name="gr5" draw:text-style-name="P4" draw:layer="layout" svg:width="3.493cm" svg:height="0.979cm" svg:x="11.293cm" svg:y="14.443cm">
          <draw:text-box>
            <text:p text:style-name="P2"><text:span text:style-name="T2">(</text:span><text:span text:style-name="T1">E</text:span><text:span text:style-name="T2">(</text:span><text:span text:style-name="T1">x</text:span><text:span text:style-name="T2">)</text:span><text:span text:style-name="T1">, E</text:span><text:span text:style-name="T2">(</text:span><text:span text:style-name="T1">y</text:span><text:span text:style-name="T2">))</text:span></text:p>
          </draw:text-box>
        </draw:frame>
        <draw:frame draw:style-name="gr6" draw:text-style-name="P5" draw:layer="layout" svg:width="1.826cm" svg:height="1.202cm" svg:x="11.186cm" svg:y="18.591cm">
          <draw:text-box>
            <text:p text:style-name="P2"><text:span text:style-name="T1">E</text:span><text:span text:style-name="T3">(</text:span><text:span text:style-name="T1">x</text:span><text:span text:style-name="T3">)</text:span></text:p>
          </draw:text-box>
        </draw:frame>
        <draw:frame draw:style-name="gr6" draw:text-style-name="P5" draw:layer="layout" svg:width="1.826cm" svg:height="1.202cm" svg:x="5.786cm" svg:y="13.591cm">
          <draw:text-box>
            <text:p text:style-name="P2"><text:span text:style-name="T1">E</text:span><text:span text:style-name="T3">(</text:span><text:span text:style-name="T1">y</text:span><text:span text:style-name="T3">)</text:span></text:p>
          </draw:text-box>
        </draw:frame>
      </draw:page>
      <draw:page draw:name="page2" draw:style-name="dp1" draw:master-page-name="Predeterminado">
        <office:forms form:automatic-focus="false" form:apply-design-mode="false"/>
        <draw:line draw:style-name="gr1" draw:text-style-name="P1" draw:layer="layout" svg:x1="6.35cm" svg:y1="18.468cm" svg:x2="16.431cm" svg:y2="18.468cm">
          <text:p text:style-name="P2"/>
        </draw:line>
        <draw:line draw:style-name="gr1" draw:text-style-name="P1" draw:layer="layout" svg:x1="7.329cm" svg:y1="18.944cm" svg:x2="7.329cm" svg:y2="10.186cm">
          <text:p text:style-name="P2"/>
        </draw:line>
        <draw:frame draw:style-name="gr2" draw:text-style-name="P3" draw:layer="layout" svg:width="0.786cm" svg:height="0.971cm" svg:x="16.288cm" svg:y="18.455cm">
          <draw:text-box>
            <text:p text:style-name="P2"><text:span text:style-name="T1">x</text:span></text:p>
          </draw:text-box>
        </draw:frame>
        <draw:frame draw:style-name="gr2" draw:text-style-name="P3" draw:layer="layout" svg:width="0.786cm" svg:height="0.971cm" svg:x="6.286cm" svg:y="9.785cm">
          <draw:text-box>
            <text:p text:style-name="P2"><text:span text:style-name="T1">y</text:span></text:p>
          </draw:text-box>
        </draw:frame>
        <draw:connector draw:style-name="gr7" draw:text-style-name="P1" draw:layer="layout" draw:type="curve" svg:x1="16.669cm" svg:y1="11.642cm" svg:x2="8.149cm" svg:y2="15.24cm">
          <text:p text:style-name="P2"/>
        </draw:connector>
        <draw:connector draw:style-name="gr7" draw:text-style-name="P1" draw:layer="layout" draw:type="curve" svg:x1="16.669cm" svg:y1="13.742cm" svg:x2="8.149cm" svg:y2="17.34cm">
          <text:p text:style-name="P2"/>
        </draw:connector>
        <draw:line draw:style-name="gr7" draw:text-style-name="P1" draw:layer="layout" svg:x1="8.467cm" svg:y1="15.214cm" svg:x2="9.498cm" svg:y2="17.251cm">
          <text:p text:style-name="P2"/>
        </draw:line>
        <draw:line draw:style-name="gr7" draw:text-style-name="P1" draw:layer="layout" svg:x1="9.068cm" svg:y1="15.215cm" svg:x2="10.054cm" svg:y2="17.172cm">
          <text:p text:style-name="P2"/>
        </draw:line>
        <draw:line draw:style-name="gr7" draw:text-style-name="P1" draw:layer="layout" svg:x1="9.668cm" svg:y1="15.115cm" svg:x2="10.61cm" svg:y2="17.013cm">
          <text:p text:style-name="P2"/>
        </draw:line>
        <draw:line draw:style-name="gr7" draw:text-style-name="P1" draw:layer="layout" svg:x1="10.268cm" svg:y1="15.015cm" svg:x2="11.192cm" svg:y2="16.854cm">
          <text:p text:style-name="P2"/>
        </draw:line>
        <draw:line draw:style-name="gr7" draw:text-style-name="P1" draw:layer="layout" svg:x1="10.768cm" svg:y1="14.815cm" svg:x2="11.668cm" svg:y2="16.537cm">
          <text:p text:style-name="P2"/>
        </draw:line>
        <draw:line draw:style-name="gr7" draw:text-style-name="P1" draw:layer="layout" svg:x1="11.368cm" svg:y1="14.615cm" svg:x2="12.091cm" svg:y2="15.981cm">
          <text:p text:style-name="P2"/>
        </draw:line>
        <draw:line draw:style-name="gr7" draw:text-style-name="P1" draw:layer="layout" svg:x1="11.796cm" svg:y1="14.269cm" svg:x2="12.435cm" svg:y2="15.479cm">
          <text:p text:style-name="P2"/>
        </draw:line>
        <draw:line draw:style-name="gr7" draw:text-style-name="P1" draw:layer="layout" svg:x1="12.223cm" svg:y1="13.768cm" svg:x2="12.806cm" svg:y2="14.897cm">
          <text:p text:style-name="P2"/>
        </draw:line>
        <draw:line draw:style-name="gr7" draw:text-style-name="P1" draw:layer="layout" svg:x1="12.602cm" svg:y1="13.228cm" svg:x2="13.229cm" svg:y2="14.5cm">
          <text:p text:style-name="P2"/>
        </draw:line>
        <draw:line draw:style-name="gr7" draw:text-style-name="P1" draw:layer="layout" svg:x1="12.901cm" svg:y1="12.754cm" svg:x2="13.652cm" svg:y2="14.235cm">
          <text:p text:style-name="P2"/>
        </draw:line>
        <draw:line draw:style-name="gr7" draw:text-style-name="P1" draw:layer="layout" svg:x1="13.308cm" svg:y1="12.409cm" svg:x2="14.129cm" svg:y2="14.023cm">
          <text:p text:style-name="P2"/>
        </draw:line>
        <draw:line draw:style-name="gr7" draw:text-style-name="P1" draw:layer="layout" svg:x1="13.785cm" svg:y1="12.118cm" svg:x2="14.711cm" svg:y2="13.865cm">
          <text:p text:style-name="P2"/>
        </draw:line>
        <draw:line draw:style-name="gr7" draw:text-style-name="P1" draw:layer="layout" svg:x1="14.287cm" svg:y1="11.907cm" svg:x2="15.301cm" svg:y2="13.854cm">
          <text:p text:style-name="P2"/>
        </draw:line>
        <draw:line draw:style-name="gr7" draw:text-style-name="P1" draw:layer="layout" svg:x1="14.87cm" svg:y1="11.748cm" svg:x2="15.901cm" svg:y2="13.754cm">
          <text:p text:style-name="P2"/>
        </draw:line>
        <draw:line draw:style-name="gr7" draw:text-style-name="P1" draw:layer="layout" svg:x1="15.57cm" svg:y1="11.711cm" svg:x2="16.601cm" svg:y2="13.748cm">
          <text:p text:style-name="P2"/>
        </draw:line>
        <draw:line draw:style-name="gr7" draw:text-style-name="P1" draw:layer="layout" svg:x1="16.07cm" svg:y1="11.617cm" svg:x2="17.101cm" svg:y2="13.654cm">
          <text:p text:style-name="P2"/>
        </draw:line>
        <draw:line draw:style-name="gr7" draw:text-style-name="P1" draw:layer="layout" svg:x1="7.868cm" svg:y1="15.215cm" svg:x2="8.899cm" svg:y2="17.252cm">
          <text:p text:style-name="P2"/>
        </draw:line>
        <draw:frame draw:style-name="gr8" draw:text-style-name="P6" draw:layer="layout" svg:width="1.985cm" svg:height="1.178cm" svg:x="14.831cm" svg:y="11.61cm">
          <draw:text-box>
            <text:p text:style-name="P2"><text:span text:style-name="T4">Ω</text:span><text:span text:style-name="T5">XY</text:span></text:p>
          </draw:text-box>
        </draw:frame>
      </draw:page>
      <draw:page draw:name="page3" draw:style-name="dp1" draw:master-page-name="Predeterminado">
        <office:forms form:automatic-focus="false" form:apply-design-mode="false"/>
        <draw:line draw:style-name="gr1" draw:text-style-name="P1" draw:layer="layout" svg:x1="6.35cm" svg:y1="18.468cm" svg:x2="16.431cm" svg:y2="18.468cm">
          <text:p text:style-name="P2"/>
        </draw:line>
        <draw:line draw:style-name="gr1" draw:text-style-name="P1" draw:layer="layout" svg:x1="7.329cm" svg:y1="18.944cm" svg:x2="7.329cm" svg:y2="10.186cm">
          <text:p text:style-name="P2"/>
        </draw:line>
        <draw:frame draw:style-name="gr2" draw:text-style-name="P3" draw:layer="layout" svg:width="0.786cm" svg:height="0.971cm" svg:x="16.288cm" svg:y="18.455cm">
          <draw:text-box>
            <text:p text:style-name="P2"><text:span text:style-name="T1">x</text:span></text:p>
          </draw:text-box>
        </draw:frame>
        <draw:frame draw:style-name="gr2" draw:text-style-name="P3" draw:layer="layout" svg:width="0.786cm" svg:height="0.971cm" svg:x="6.286cm" svg:y="9.785cm">
          <draw:text-box>
            <text:p text:style-name="P2"><text:span text:style-name="T1">y</text:span></text:p>
          </draw:text-box>
        </draw:frame>
        <draw:connector draw:style-name="gr7" draw:text-style-name="P1" draw:layer="layout" draw:type="curve" svg:x1="16.669cm" svg:y1="11.642cm" svg:x2="8.149cm" svg:y2="15.24cm">
          <text:p text:style-name="P2"/>
        </draw:connector>
        <draw:connector draw:style-name="gr7" draw:text-style-name="P1" draw:layer="layout" draw:type="curve" svg:x1="16.669cm" svg:y1="13.742cm" svg:x2="8.149cm" svg:y2="17.34cm">
          <text:p text:style-name="P2"/>
        </draw:connector>
        <draw:line draw:style-name="gr7" draw:text-style-name="P1" draw:layer="layout" svg:x1="8.467cm" svg:y1="15.214cm" svg:x2="9.498cm" svg:y2="17.251cm">
          <text:p text:style-name="P2"/>
        </draw:line>
        <draw:line draw:style-name="gr7" draw:text-style-name="P1" draw:layer="layout" svg:x1="9.068cm" svg:y1="15.215cm" svg:x2="10.054cm" svg:y2="17.172cm">
          <text:p text:style-name="P2"/>
        </draw:line>
        <draw:line draw:style-name="gr7" draw:text-style-name="P1" draw:layer="layout" svg:x1="9.668cm" svg:y1="15.115cm" svg:x2="10.61cm" svg:y2="17.013cm">
          <text:p text:style-name="P2"/>
        </draw:line>
        <draw:line draw:style-name="gr7" draw:text-style-name="P1" draw:layer="layout" svg:x1="10.268cm" svg:y1="15.015cm" svg:x2="11.192cm" svg:y2="16.854cm">
          <text:p text:style-name="P2"/>
        </draw:line>
        <draw:line draw:style-name="gr7" draw:text-style-name="P1" draw:layer="layout" svg:x1="10.768cm" svg:y1="14.815cm" svg:x2="11.668cm" svg:y2="16.537cm">
          <text:p text:style-name="P2"/>
        </draw:line>
        <draw:line draw:style-name="gr7" draw:text-style-name="P1" draw:layer="layout" svg:x1="11.368cm" svg:y1="14.615cm" svg:x2="12.091cm" svg:y2="15.981cm">
          <text:p text:style-name="P2"/>
        </draw:line>
        <draw:line draw:style-name="gr7" draw:text-style-name="P1" draw:layer="layout" svg:x1="11.796cm" svg:y1="14.269cm" svg:x2="12.435cm" svg:y2="15.479cm">
          <text:p text:style-name="P2"/>
        </draw:line>
        <draw:line draw:style-name="gr7" draw:text-style-name="P1" draw:layer="layout" svg:x1="12.223cm" svg:y1="13.768cm" svg:x2="12.806cm" svg:y2="14.897cm">
          <text:p text:style-name="P2"/>
        </draw:line>
        <draw:line draw:style-name="gr7" draw:text-style-name="P1" draw:layer="layout" svg:x1="12.602cm" svg:y1="13.228cm" svg:x2="13.229cm" svg:y2="14.5cm">
          <text:p text:style-name="P2"/>
        </draw:line>
        <draw:line draw:style-name="gr7" draw:text-style-name="P1" draw:layer="layout" svg:x1="12.901cm" svg:y1="12.754cm" svg:x2="13.652cm" svg:y2="14.235cm">
          <text:p text:style-name="P2"/>
        </draw:line>
        <draw:line draw:style-name="gr7" draw:text-style-name="P1" draw:layer="layout" svg:x1="13.308cm" svg:y1="12.409cm" svg:x2="14.129cm" svg:y2="14.023cm">
          <text:p text:style-name="P2"/>
        </draw:line>
        <draw:line draw:style-name="gr7" draw:text-style-name="P1" draw:layer="layout" svg:x1="13.785cm" svg:y1="12.118cm" svg:x2="14.711cm" svg:y2="13.865cm">
          <text:p text:style-name="P2"/>
        </draw:line>
        <draw:line draw:style-name="gr7" draw:text-style-name="P1" draw:layer="layout" svg:x1="14.287cm" svg:y1="11.907cm" svg:x2="15.301cm" svg:y2="13.854cm">
          <text:p text:style-name="P2"/>
        </draw:line>
        <draw:line draw:style-name="gr7" draw:text-style-name="P1" draw:layer="layout" svg:x1="14.87cm" svg:y1="11.748cm" svg:x2="15.901cm" svg:y2="13.754cm">
          <text:p text:style-name="P2"/>
        </draw:line>
        <draw:line draw:style-name="gr7" draw:text-style-name="P1" draw:layer="layout" svg:x1="15.57cm" svg:y1="11.711cm" svg:x2="16.601cm" svg:y2="13.748cm">
          <text:p text:style-name="P2"/>
        </draw:line>
        <draw:line draw:style-name="gr7" draw:text-style-name="P1" draw:layer="layout" svg:x1="16.07cm" svg:y1="11.617cm" svg:x2="17.101cm" svg:y2="13.654cm">
          <text:p text:style-name="P2"/>
        </draw:line>
        <draw:line draw:style-name="gr7" draw:text-style-name="P1" draw:layer="layout" svg:x1="7.868cm" svg:y1="15.215cm" svg:x2="8.899cm" svg:y2="17.252cm">
          <text:p text:style-name="P2"/>
        </draw:line>
        <draw:frame draw:style-name="gr8" draw:text-style-name="P6" draw:layer="layout" svg:width="1.985cm" svg:height="1.178cm" svg:x="14.831cm" svg:y="11.61cm">
          <draw:text-box>
            <text:p text:style-name="P2"><text:span text:style-name="T4">Ω</text:span><text:span text:style-name="T5">XY</text:span></text:p>
          </draw:text-box>
        </draw:frame>
        <draw:line draw:style-name="gr7" draw:text-style-name="P1" draw:layer="layout" svg:x1="11.277cm" svg:y1="12.964cm" svg:x2="11.277cm" svg:y2="18.881cm">
          <text:p text:style-name="P2"/>
        </draw:line>
        <draw:frame draw:style-name="gr2" draw:text-style-name="P8" draw:layer="layout" svg:width="0.769cm" svg:height="0.852cm" svg:x="11.188cm" svg:y="18.356cm">
          <draw:text-box>
            <text:p text:style-name="P7"><text:span text:style-name="T6">x</text:span></text:p>
          </draw:text-box>
        </draw:frame>
        <draw:line draw:style-name="gr9" draw:text-style-name="P1" draw:layer="layout" svg:x1="11.281cm" svg:y1="14.672cm" svg:x2="11.281cm" svg:y2="16.789cm">
          <text:p text:style-name="P2"/>
        </draw:line>
        <draw:line draw:style-name="gr3" draw:text-style-name="P1" draw:layer="layout" svg:x1="6.987cm" svg:y1="14.64cm" svg:x2="11.845cm" svg:y2="14.64cm">
          <text:p text:style-name="P2"/>
        </draw:line>
        <draw:line draw:style-name="gr3" draw:text-style-name="P1" draw:layer="layout" svg:x1="6.987cm" svg:y1="14.64cm" svg:x2="11.845cm" svg:y2="14.64cm">
          <text:p text:style-name="P2"/>
        </draw:line>
        <draw:line draw:style-name="gr3" draw:text-style-name="P1" draw:layer="layout" svg:x1="6.987cm" svg:y1="14.64cm" svg:x2="11.845cm" svg:y2="14.64cm">
          <text:p text:style-name="P2"/>
        </draw:line>
        <draw:line draw:style-name="gr3" draw:text-style-name="P1" draw:layer="layout" svg:x1="6.987cm" svg:y1="14.64cm" svg:x2="11.845cm" svg:y2="14.64cm">
          <text:p text:style-name="P2"/>
        </draw:line>
        <draw:line draw:style-name="gr3" draw:text-style-name="P1" draw:layer="layout" svg:x1="6.987cm" svg:y1="14.64cm" svg:x2="11.845cm" svg:y2="14.64cm">
          <text:p text:style-name="P2"/>
        </draw:line>
        <draw:line draw:style-name="gr3" draw:text-style-name="P1" draw:layer="layout" svg:x1="6.987cm" svg:y1="16.74cm" svg:x2="11.845cm" svg:y2="16.74cm">
          <text:p text:style-name="P2"/>
        </draw:line>
        <draw:custom-shape draw:style-name="gr10" draw:text-style-name="P1" draw:layer="layout" svg:width="0.529cm" svg:height="2.102cm" svg:x="6.38cm" svg:y="14.663cm">
          <text:p text:style-name="P2"/>
          <draw:enhanced-geometry svg:viewBox="0 0 21600 21600" draw:glue-points="21600 0 0 10800 21600 21600" draw:text-areas="13800 ?f9 21600 ?f10" draw:type="left-brace" draw:modifiers="1800 10584.538653366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6" draw:layer="layout" svg:width="2.419cm" svg:height="1.178cm" svg:x="4.498cm" svg:y="14.51cm">
          <draw:text-box>
            <text:p text:style-name="P2"><text:span text:style-name="T4">Ω</text:span><text:span text:style-name="T5">Y|X=x</text:span></text:p>
          </draw:text-box>
        </draw:frame>
      </draw:page>
      <draw:page draw:name="page4" draw:style-name="dp1" draw:master-page-name="Predeterminado">
        <office:forms form:automatic-focus="false" form:apply-design-mode="false"/>
        <draw:line draw:style-name="gr1" draw:text-style-name="P1" draw:layer="layout" svg:x1="6.35cm" svg:y1="18.468cm" svg:x2="16.431cm" svg:y2="18.468cm">
          <text:p text:style-name="P2"/>
        </draw:line>
        <draw:line draw:style-name="gr1" draw:text-style-name="P1" draw:layer="layout" svg:x1="7.329cm" svg:y1="18.944cm" svg:x2="7.329cm" svg:y2="10.186cm">
          <text:p text:style-name="P2"/>
        </draw:line>
        <draw:frame draw:style-name="gr2" draw:text-style-name="P3" draw:layer="layout" svg:width="0.786cm" svg:height="0.971cm" svg:x="16.288cm" svg:y="18.455cm">
          <draw:text-box>
            <text:p text:style-name="P2"><text:span text:style-name="T1">x</text:span></text:p>
          </draw:text-box>
        </draw:frame>
        <draw:frame draw:style-name="gr2" draw:text-style-name="P3" draw:layer="layout" svg:width="0.786cm" svg:height="0.971cm" svg:x="6.286cm" svg:y="9.785cm">
          <draw:text-box>
            <text:p text:style-name="P2"><text:span text:style-name="T1">y</text:span></text:p>
          </draw:text-box>
        </draw:frame>
        <draw:connector draw:style-name="gr7" draw:text-style-name="P1" draw:layer="layout" draw:type="curve" svg:x1="16.669cm" svg:y1="11.642cm" svg:x2="8.149cm" svg:y2="15.24cm">
          <text:p text:style-name="P2"/>
        </draw:connector>
        <draw:connector draw:style-name="gr7" draw:text-style-name="P1" draw:layer="layout" draw:type="curve" svg:x1="16.669cm" svg:y1="13.742cm" svg:x2="8.149cm" svg:y2="17.34cm">
          <text:p text:style-name="P2"/>
        </draw:connector>
        <draw:line draw:style-name="gr7" draw:text-style-name="P1" draw:layer="layout" svg:x1="8.467cm" svg:y1="15.214cm" svg:x2="9.498cm" svg:y2="17.251cm">
          <text:p text:style-name="P2"/>
        </draw:line>
        <draw:line draw:style-name="gr7" draw:text-style-name="P1" draw:layer="layout" svg:x1="9.068cm" svg:y1="15.215cm" svg:x2="10.054cm" svg:y2="17.172cm">
          <text:p text:style-name="P2"/>
        </draw:line>
        <draw:line draw:style-name="gr7" draw:text-style-name="P1" draw:layer="layout" svg:x1="9.668cm" svg:y1="15.115cm" svg:x2="10.61cm" svg:y2="17.013cm">
          <text:p text:style-name="P2"/>
        </draw:line>
        <draw:line draw:style-name="gr7" draw:text-style-name="P1" draw:layer="layout" svg:x1="10.268cm" svg:y1="15.015cm" svg:x2="11.192cm" svg:y2="16.854cm">
          <text:p text:style-name="P2"/>
        </draw:line>
        <draw:line draw:style-name="gr7" draw:text-style-name="P1" draw:layer="layout" svg:x1="10.768cm" svg:y1="14.815cm" svg:x2="11.668cm" svg:y2="16.537cm">
          <text:p text:style-name="P2"/>
        </draw:line>
        <draw:line draw:style-name="gr7" draw:text-style-name="P1" draw:layer="layout" svg:x1="11.368cm" svg:y1="14.615cm" svg:x2="12.091cm" svg:y2="15.981cm">
          <text:p text:style-name="P2"/>
        </draw:line>
        <draw:line draw:style-name="gr7" draw:text-style-name="P1" draw:layer="layout" svg:x1="11.796cm" svg:y1="14.269cm" svg:x2="12.435cm" svg:y2="15.479cm">
          <text:p text:style-name="P2"/>
        </draw:line>
        <draw:line draw:style-name="gr7" draw:text-style-name="P1" draw:layer="layout" svg:x1="12.223cm" svg:y1="13.768cm" svg:x2="12.806cm" svg:y2="14.897cm">
          <text:p text:style-name="P2"/>
        </draw:line>
        <draw:line draw:style-name="gr7" draw:text-style-name="P1" draw:layer="layout" svg:x1="12.602cm" svg:y1="13.228cm" svg:x2="13.229cm" svg:y2="14.5cm">
          <text:p text:style-name="P2"/>
        </draw:line>
        <draw:line draw:style-name="gr7" draw:text-style-name="P1" draw:layer="layout" svg:x1="12.901cm" svg:y1="12.754cm" svg:x2="13.652cm" svg:y2="14.235cm">
          <text:p text:style-name="P2"/>
        </draw:line>
        <draw:line draw:style-name="gr7" draw:text-style-name="P1" draw:layer="layout" svg:x1="13.308cm" svg:y1="12.409cm" svg:x2="14.129cm" svg:y2="14.023cm">
          <text:p text:style-name="P2"/>
        </draw:line>
        <draw:line draw:style-name="gr7" draw:text-style-name="P1" draw:layer="layout" svg:x1="13.785cm" svg:y1="12.118cm" svg:x2="14.711cm" svg:y2="13.865cm">
          <text:p text:style-name="P2"/>
        </draw:line>
        <draw:line draw:style-name="gr7" draw:text-style-name="P1" draw:layer="layout" svg:x1="14.287cm" svg:y1="11.907cm" svg:x2="15.301cm" svg:y2="13.854cm">
          <text:p text:style-name="P2"/>
        </draw:line>
        <draw:line draw:style-name="gr7" draw:text-style-name="P1" draw:layer="layout" svg:x1="14.87cm" svg:y1="11.748cm" svg:x2="15.901cm" svg:y2="13.754cm">
          <text:p text:style-name="P2"/>
        </draw:line>
        <draw:line draw:style-name="gr7" draw:text-style-name="P1" draw:layer="layout" svg:x1="15.57cm" svg:y1="11.711cm" svg:x2="16.601cm" svg:y2="13.748cm">
          <text:p text:style-name="P2"/>
        </draw:line>
        <draw:line draw:style-name="gr7" draw:text-style-name="P1" draw:layer="layout" svg:x1="16.07cm" svg:y1="11.617cm" svg:x2="17.101cm" svg:y2="13.654cm">
          <text:p text:style-name="P2"/>
        </draw:line>
        <draw:line draw:style-name="gr7" draw:text-style-name="P1" draw:layer="layout" svg:x1="7.868cm" svg:y1="15.215cm" svg:x2="8.899cm" svg:y2="17.252cm">
          <text:p text:style-name="P2"/>
        </draw:line>
        <draw:frame draw:style-name="gr8" draw:text-style-name="P6" draw:layer="layout" svg:width="1.985cm" svg:height="1.178cm" svg:x="14.831cm" svg:y="11.61cm">
          <draw:text-box>
            <text:p text:style-name="P2"><text:span text:style-name="T4">Ω</text:span><text:span text:style-name="T5">XY</text:span></text:p>
          </draw:text-box>
        </draw:frame>
        <draw:line draw:style-name="gr11" draw:text-style-name="P1" draw:layer="layout" svg:x1="7.435cm" svg:y1="17.039cm" svg:x2="17.568cm" svg:y2="11.88cm">
          <text:p text:style-name="P2"/>
        </draw:line>
        <draw:frame draw:style-name="gr12" draw:text-style-name="P9" draw:layer="layout" svg:width="2.144cm" svg:height="1.111cm" svg:x="16.874cm" svg:y="11.98cm">
          <draw:text-box>
            <text:p text:style-name="P2"><text:span text:style-name="T7">aX+b</text:span></text:p>
          </draw:text-box>
        </draw:frame>
      </draw:page>
      <draw:page draw:name="page5" draw:style-name="dp1" draw:master-page-name="Predeterminado">
        <office:forms form:automatic-focus="false" form:apply-design-mode="false"/>
        <draw:line draw:style-name="gr1" draw:text-style-name="P1" draw:layer="layout" svg:x1="6.35cm" svg:y1="18.468cm" svg:x2="16.431cm" svg:y2="18.468cm">
          <text:p text:style-name="P2"/>
        </draw:line>
        <draw:line draw:style-name="gr1" draw:text-style-name="P1" draw:layer="layout" svg:x1="7.329cm" svg:y1="18.944cm" svg:x2="7.329cm" svg:y2="10.186cm">
          <text:p text:style-name="P2"/>
        </draw:line>
        <draw:frame draw:style-name="gr2" draw:text-style-name="P3" draw:layer="layout" svg:width="0.786cm" svg:height="0.971cm" svg:x="16.288cm" svg:y="18.455cm">
          <draw:text-box>
            <text:p text:style-name="P2"><text:span text:style-name="T1">x</text:span></text:p>
          </draw:text-box>
        </draw:frame>
        <draw:frame draw:style-name="gr2" draw:text-style-name="P3" draw:layer="layout" svg:width="0.786cm" svg:height="0.971cm" svg:x="6.286cm" svg:y="9.785cm">
          <draw:text-box>
            <text:p text:style-name="P2"><text:span text:style-name="T1">y</text:span></text:p>
          </draw:text-box>
        </draw:frame>
        <draw:connector draw:style-name="gr7" draw:text-style-name="P1" draw:layer="layout" draw:type="curve" svg:x1="16.669cm" svg:y1="11.642cm" svg:x2="8.149cm" svg:y2="15.24cm">
          <text:p text:style-name="P2"/>
        </draw:connector>
        <draw:connector draw:style-name="gr7" draw:text-style-name="P1" draw:layer="layout" draw:type="curve" svg:x1="16.669cm" svg:y1="13.742cm" svg:x2="8.149cm" svg:y2="17.34cm">
          <text:p text:style-name="P2"/>
        </draw:connector>
        <draw:line draw:style-name="gr7" draw:text-style-name="P1" draw:layer="layout" svg:x1="8.467cm" svg:y1="15.214cm" svg:x2="9.498cm" svg:y2="17.251cm">
          <text:p text:style-name="P2"/>
        </draw:line>
        <draw:line draw:style-name="gr7" draw:text-style-name="P1" draw:layer="layout" svg:x1="9.068cm" svg:y1="15.215cm" svg:x2="10.054cm" svg:y2="17.172cm">
          <text:p text:style-name="P2"/>
        </draw:line>
        <draw:line draw:style-name="gr7" draw:text-style-name="P1" draw:layer="layout" svg:x1="9.668cm" svg:y1="15.115cm" svg:x2="10.61cm" svg:y2="17.013cm">
          <text:p text:style-name="P2"/>
        </draw:line>
        <draw:line draw:style-name="gr7" draw:text-style-name="P1" draw:layer="layout" svg:x1="10.268cm" svg:y1="15.015cm" svg:x2="11.192cm" svg:y2="16.854cm">
          <text:p text:style-name="P2"/>
        </draw:line>
        <draw:line draw:style-name="gr7" draw:text-style-name="P1" draw:layer="layout" svg:x1="10.768cm" svg:y1="14.815cm" svg:x2="11.668cm" svg:y2="16.537cm">
          <text:p text:style-name="P2"/>
        </draw:line>
        <draw:line draw:style-name="gr7" draw:text-style-name="P1" draw:layer="layout" svg:x1="11.368cm" svg:y1="14.615cm" svg:x2="12.091cm" svg:y2="15.981cm">
          <text:p text:style-name="P2"/>
        </draw:line>
        <draw:line draw:style-name="gr7" draw:text-style-name="P1" draw:layer="layout" svg:x1="11.796cm" svg:y1="14.269cm" svg:x2="12.435cm" svg:y2="15.479cm">
          <text:p text:style-name="P2"/>
        </draw:line>
        <draw:line draw:style-name="gr7" draw:text-style-name="P1" draw:layer="layout" svg:x1="12.223cm" svg:y1="13.768cm" svg:x2="12.806cm" svg:y2="14.897cm">
          <text:p text:style-name="P2"/>
        </draw:line>
        <draw:line draw:style-name="gr7" draw:text-style-name="P1" draw:layer="layout" svg:x1="12.602cm" svg:y1="13.228cm" svg:x2="13.229cm" svg:y2="14.5cm">
          <text:p text:style-name="P2"/>
        </draw:line>
        <draw:line draw:style-name="gr7" draw:text-style-name="P1" draw:layer="layout" svg:x1="12.901cm" svg:y1="12.754cm" svg:x2="13.652cm" svg:y2="14.235cm">
          <text:p text:style-name="P2"/>
        </draw:line>
        <draw:line draw:style-name="gr7" draw:text-style-name="P1" draw:layer="layout" svg:x1="13.308cm" svg:y1="12.409cm" svg:x2="14.129cm" svg:y2="14.023cm">
          <text:p text:style-name="P2"/>
        </draw:line>
        <draw:line draw:style-name="gr7" draw:text-style-name="P1" draw:layer="layout" svg:x1="13.785cm" svg:y1="12.118cm" svg:x2="14.711cm" svg:y2="13.865cm">
          <text:p text:style-name="P2"/>
        </draw:line>
        <draw:line draw:style-name="gr7" draw:text-style-name="P1" draw:layer="layout" svg:x1="14.287cm" svg:y1="11.907cm" svg:x2="15.301cm" svg:y2="13.854cm">
          <text:p text:style-name="P2"/>
        </draw:line>
        <draw:line draw:style-name="gr7" draw:text-style-name="P1" draw:layer="layout" svg:x1="14.87cm" svg:y1="11.748cm" svg:x2="15.901cm" svg:y2="13.754cm">
          <text:p text:style-name="P2"/>
        </draw:line>
        <draw:line draw:style-name="gr7" draw:text-style-name="P1" draw:layer="layout" svg:x1="15.57cm" svg:y1="11.711cm" svg:x2="16.601cm" svg:y2="13.748cm">
          <text:p text:style-name="P2"/>
        </draw:line>
        <draw:line draw:style-name="gr7" draw:text-style-name="P1" draw:layer="layout" svg:x1="16.07cm" svg:y1="11.617cm" svg:x2="17.101cm" svg:y2="13.654cm">
          <text:p text:style-name="P2"/>
        </draw:line>
        <draw:line draw:style-name="gr7" draw:text-style-name="P1" draw:layer="layout" svg:x1="7.868cm" svg:y1="15.215cm" svg:x2="8.899cm" svg:y2="17.252cm">
          <text:p text:style-name="P2"/>
        </draw:line>
        <draw:frame draw:style-name="gr8" draw:text-style-name="P6" draw:layer="layout" svg:width="1.985cm" svg:height="1.178cm" svg:x="14.831cm" svg:y="11.61cm">
          <draw:text-box>
            <text:p text:style-name="P2"><text:span text:style-name="T4">Ω</text:span><text:span text:style-name="T5">XY</text:span></text:p>
          </draw:text-box>
        </draw:frame>
        <draw:line draw:style-name="gr11" draw:text-style-name="P1" draw:layer="layout" svg:x1="7.435cm" svg:y1="17.039cm" svg:x2="17.568cm" svg:y2="11.88cm">
          <text:p text:style-name="P2"/>
        </draw:line>
        <draw:frame draw:style-name="gr12" draw:text-style-name="P9" draw:layer="layout" svg:width="2.144cm" svg:height="1.111cm" svg:x="17.174cm" svg:y="11.08cm">
          <draw:text-box>
            <text:p text:style-name="P2"><text:span text:style-name="T7">aX+b</text:span></text:p>
          </draw:text-box>
        </draw:frame>
        <draw:connector draw:style-name="gr13" draw:text-style-name="P1" draw:layer="layout" draw:type="curve" svg:x1="16.669cm" svg:y1="12.642cm" svg:x2="8.149cm" svg:y2="16.24cm">
          <text:p text:style-name="P2"/>
        </draw:connector>
        <draw:frame draw:style-name="gr14" draw:text-style-name="P10" draw:layer="layout" svg:width="2.54cm" svg:height="1.164cm" svg:x="16.701cm" svg:y="12.128cm">
          <draw:text-box>
            <text:p text:style-name="P2"><text:span text:style-name="T8">E</text:span><text:span text:style-name="T9">(</text:span><text:span text:style-name="T8">Y</text:span><text:span text:style-name="T9">|</text:span><text:span text:style-name="T8">X</text:span><text:span text:style-name="T9">)</text:span></text:p>
          </draw:text-box>
        </draw:frame>
      </draw:page>
      <draw:page draw:name="page6" draw:style-name="dp1" draw:master-page-name="Predeterminado">
        <office:forms form:automatic-focus="false" form:apply-design-mode="false"/>
        <draw:line draw:style-name="gr1" draw:text-style-name="P1" draw:layer="layout" svg:x1="6.35cm" svg:y1="18.468cm" svg:x2="16.431cm" svg:y2="18.468cm">
          <text:p text:style-name="P2"/>
        </draw:line>
        <draw:line draw:style-name="gr1" draw:text-style-name="P1" draw:layer="layout" svg:x1="7.329cm" svg:y1="18.944cm" svg:x2="7.329cm" svg:y2="10.186cm">
          <text:p text:style-name="P2"/>
        </draw:line>
        <draw:frame draw:style-name="gr2" draw:text-style-name="P3" draw:layer="layout" svg:width="0.786cm" svg:height="0.971cm" svg:x="16.288cm" svg:y="18.455cm">
          <draw:text-box>
            <text:p text:style-name="P2"><text:span text:style-name="T1">x</text:span></text:p>
          </draw:text-box>
        </draw:frame>
        <draw:frame draw:style-name="gr2" draw:text-style-name="P3" draw:layer="layout" svg:width="0.786cm" svg:height="0.971cm" svg:x="6.286cm" svg:y="9.785cm">
          <draw:text-box>
            <text:p text:style-name="P2"><text:span text:style-name="T1">y</text:span></text:p>
          </draw:text-box>
        </draw:frame>
        <draw:connector draw:style-name="gr7" draw:text-style-name="P1" draw:layer="layout" draw:type="curve" svg:x1="16.669cm" svg:y1="11.642cm" svg:x2="8.149cm" svg:y2="15.24cm">
          <text:p text:style-name="P2"/>
        </draw:connector>
        <draw:connector draw:style-name="gr7" draw:text-style-name="P1" draw:layer="layout" draw:type="curve" svg:x1="16.669cm" svg:y1="13.742cm" svg:x2="8.149cm" svg:y2="17.34cm">
          <text:p text:style-name="P2"/>
        </draw:connector>
        <draw:line draw:style-name="gr7" draw:text-style-name="P1" draw:layer="layout" svg:x1="8.467cm" svg:y1="15.214cm" svg:x2="9.498cm" svg:y2="17.251cm">
          <text:p text:style-name="P2"/>
        </draw:line>
        <draw:line draw:style-name="gr7" draw:text-style-name="P1" draw:layer="layout" svg:x1="9.068cm" svg:y1="15.215cm" svg:x2="10.054cm" svg:y2="17.172cm">
          <text:p text:style-name="P2"/>
        </draw:line>
        <draw:line draw:style-name="gr7" draw:text-style-name="P1" draw:layer="layout" svg:x1="9.668cm" svg:y1="15.115cm" svg:x2="10.61cm" svg:y2="17.013cm">
          <text:p text:style-name="P2"/>
        </draw:line>
        <draw:line draw:style-name="gr7" draw:text-style-name="P1" draw:layer="layout" svg:x1="10.268cm" svg:y1="15.015cm" svg:x2="11.192cm" svg:y2="16.854cm">
          <text:p text:style-name="P2"/>
        </draw:line>
        <draw:line draw:style-name="gr7" draw:text-style-name="P1" draw:layer="layout" svg:x1="10.768cm" svg:y1="14.815cm" svg:x2="11.668cm" svg:y2="16.537cm">
          <text:p text:style-name="P2"/>
        </draw:line>
        <draw:line draw:style-name="gr7" draw:text-style-name="P1" draw:layer="layout" svg:x1="11.368cm" svg:y1="14.615cm" svg:x2="12.091cm" svg:y2="15.981cm">
          <text:p text:style-name="P2"/>
        </draw:line>
        <draw:line draw:style-name="gr7" draw:text-style-name="P1" draw:layer="layout" svg:x1="11.796cm" svg:y1="14.269cm" svg:x2="12.435cm" svg:y2="15.479cm">
          <text:p text:style-name="P2"/>
        </draw:line>
        <draw:line draw:style-name="gr7" draw:text-style-name="P1" draw:layer="layout" svg:x1="12.223cm" svg:y1="13.768cm" svg:x2="12.806cm" svg:y2="14.897cm">
          <text:p text:style-name="P2"/>
        </draw:line>
        <draw:line draw:style-name="gr7" draw:text-style-name="P1" draw:layer="layout" svg:x1="12.602cm" svg:y1="13.228cm" svg:x2="13.229cm" svg:y2="14.5cm">
          <text:p text:style-name="P2"/>
        </draw:line>
        <draw:line draw:style-name="gr7" draw:text-style-name="P1" draw:layer="layout" svg:x1="12.901cm" svg:y1="12.754cm" svg:x2="13.652cm" svg:y2="14.235cm">
          <text:p text:style-name="P2"/>
        </draw:line>
        <draw:line draw:style-name="gr7" draw:text-style-name="P1" draw:layer="layout" svg:x1="13.308cm" svg:y1="12.409cm" svg:x2="14.129cm" svg:y2="14.023cm">
          <text:p text:style-name="P2"/>
        </draw:line>
        <draw:line draw:style-name="gr7" draw:text-style-name="P1" draw:layer="layout" svg:x1="13.785cm" svg:y1="12.118cm" svg:x2="14.711cm" svg:y2="13.865cm">
          <text:p text:style-name="P2"/>
        </draw:line>
        <draw:line draw:style-name="gr7" draw:text-style-name="P1" draw:layer="layout" svg:x1="14.287cm" svg:y1="11.907cm" svg:x2="15.301cm" svg:y2="13.854cm">
          <text:p text:style-name="P2"/>
        </draw:line>
        <draw:line draw:style-name="gr7" draw:text-style-name="P1" draw:layer="layout" svg:x1="14.87cm" svg:y1="11.748cm" svg:x2="15.901cm" svg:y2="13.754cm">
          <text:p text:style-name="P2"/>
        </draw:line>
        <draw:line draw:style-name="gr7" draw:text-style-name="P1" draw:layer="layout" svg:x1="15.57cm" svg:y1="11.711cm" svg:x2="16.601cm" svg:y2="13.748cm">
          <text:p text:style-name="P2"/>
        </draw:line>
        <draw:line draw:style-name="gr7" draw:text-style-name="P1" draw:layer="layout" svg:x1="16.07cm" svg:y1="11.617cm" svg:x2="17.101cm" svg:y2="13.654cm">
          <text:p text:style-name="P2"/>
        </draw:line>
        <draw:line draw:style-name="gr7" draw:text-style-name="P1" draw:layer="layout" svg:x1="7.868cm" svg:y1="15.215cm" svg:x2="8.899cm" svg:y2="17.252cm">
          <text:p text:style-name="P2"/>
        </draw:line>
        <draw:frame draw:style-name="gr8" draw:text-style-name="P6" draw:layer="layout" svg:width="1.985cm" svg:height="1.178cm" svg:x="14.831cm" svg:y="11.61cm">
          <draw:text-box>
            <text:p text:style-name="P2"><text:span text:style-name="T4">Ω</text:span><text:span text:style-name="T5">XY</text:span></text:p>
          </draw:text-box>
        </draw:frame>
        <draw:connector draw:style-name="gr13" draw:text-style-name="P1" draw:layer="layout" draw:type="curve" svg:x1="16.669cm" svg:y1="12.642cm" svg:x2="8.149cm" svg:y2="16.24cm">
          <text:p text:style-name="P2"/>
        </draw:connector>
        <draw:frame draw:style-name="gr14" draw:text-style-name="P10" draw:layer="layout" svg:width="2.54cm" svg:height="1.164cm" svg:x="16.701cm" svg:y="12.128cm">
          <draw:text-box>
            <text:p text:style-name="P2"><text:span text:style-name="T8">E</text:span><text:span text:style-name="T9">(</text:span><text:span text:style-name="T8">Y</text:span><text:span text:style-name="T9">|</text:span><text:span text:style-name="T8">X</text:span><text:span text:style-name="T9">)</text:span></text:p>
          </draw:text-box>
        </draw:frame>
      </draw:page>
      <draw:page draw:name="page7" draw:style-name="dp1" draw:master-page-name="Predeterminado">
        <office:forms form:automatic-focus="false" form:apply-design-mode="false"/>
        <draw:line draw:style-name="gr1" draw:text-style-name="P1" draw:layer="layout" svg:x1="6.35cm" svg:y1="18.468cm" svg:x2="16.431cm" svg:y2="18.468cm">
          <text:p text:style-name="P2"/>
        </draw:line>
        <draw:line draw:style-name="gr1" draw:text-style-name="P1" draw:layer="layout" svg:x1="7.329cm" svg:y1="18.944cm" svg:x2="7.329cm" svg:y2="10.186cm">
          <text:p text:style-name="P2"/>
        </draw:line>
        <draw:frame draw:style-name="gr2" draw:text-style-name="P3" draw:layer="layout" svg:width="0.786cm" svg:height="0.971cm" svg:x="16.288cm" svg:y="18.455cm">
          <draw:text-box>
            <text:p text:style-name="P2"><text:span text:style-name="T1">x</text:span></text:p>
          </draw:text-box>
        </draw:frame>
        <draw:frame draw:style-name="gr2" draw:text-style-name="P3" draw:layer="layout" svg:width="0.786cm" svg:height="0.971cm" svg:x="6.286cm" svg:y="9.785cm">
          <draw:text-box>
            <text:p text:style-name="P2"><text:span text:style-name="T1">y</text:span></text:p>
          </draw:text-box>
        </draw:frame>
        <draw:line draw:style-name="gr3" draw:text-style-name="P1" draw:layer="layout" svg:x1="11.389cm" svg:y1="18.812cm" svg:x2="11.389cm" svg:y2="11.43cm">
          <text:p text:style-name="P2"/>
        </draw:line>
        <draw:line draw:style-name="gr3" draw:text-style-name="P1" draw:layer="layout" svg:x1="6.985cm" svg:y1="14.499cm" svg:x2="14.738cm" svg:y2="14.488cm">
          <text:p text:style-name="P2"/>
        </draw:line>
        <draw:circle draw:style-name="gr4" draw:text-style-name="P1" draw:layer="layout" svg:width="0.265cm" svg:height="0.265cm" svg:x="11.257cm" svg:y="14.372cm">
          <text:p text:style-name="P2"/>
        </draw:circle>
        <draw:frame draw:style-name="gr5" draw:text-style-name="P4" draw:layer="layout" svg:width="3.493cm" svg:height="0.979cm" svg:x="11.293cm" svg:y="14.443cm">
          <draw:text-box>
            <text:p text:style-name="P2"><text:span text:style-name="T2">(</text:span><text:span text:style-name="T1">E</text:span><text:span text:style-name="T2">(</text:span><text:span text:style-name="T1">x</text:span><text:span text:style-name="T2">)</text:span><text:span text:style-name="T1">, E</text:span><text:span text:style-name="T2">(</text:span><text:span text:style-name="T1">y</text:span><text:span text:style-name="T2">))</text:span></text:p>
          </draw:text-box>
        </draw:frame>
        <draw:frame draw:style-name="gr6" draw:text-style-name="P5" draw:layer="layout" svg:width="1.826cm" svg:height="1.202cm" svg:x="11.186cm" svg:y="18.591cm">
          <draw:text-box>
            <text:p text:style-name="P2"><text:span text:style-name="T1">E</text:span><text:span text:style-name="T3">(</text:span><text:span text:style-name="T1">x</text:span><text:span text:style-name="T3">)</text:span></text:p>
          </draw:text-box>
        </draw:frame>
        <draw:frame draw:style-name="gr6" draw:text-style-name="P5" draw:layer="layout" svg:width="1.826cm" svg:height="1.202cm" svg:x="5.786cm" svg:y="13.591cm">
          <draw:text-box>
            <text:p text:style-name="P2"><text:span text:style-name="T1">E</text:span><text:span text:style-name="T3">(</text:span><text:span text:style-name="T1">y</text:span><text:span text:style-name="T3">)</text:span></text:p>
          </draw:text-box>
        </draw:frame>
        <draw:ellipse draw:style-name="gr15" draw:text-style-name="P1" draw:layer="layout" svg:width="6.165cm" svg:height="5.815cm" svg:x="8.263cm" svg:y="11.638cm">
          <text:p text:style-name="P2"/>
        </draw:ellipse>
        <draw:frame draw:style-name="gr16" draw:text-style-name="P11" draw:layer="layout" svg:width="1.958cm" svg:height="1.35cm" svg:x="11.854cm" svg:y="11.987cm">
          <draw:text-box>
            <text:p text:style-name="P2"><text:span text:style-name="T4">Ω</text:span><text:span text:style-name="T5">XY</text:span></text:p>
          </draw:text-box>
        </draw:frame>
      </draw:page>
      <draw:page draw:name="page8" draw:style-name="dp1" draw:master-page-name="Predeterminado">
        <office:forms form:automatic-focus="false" form:apply-design-mode="false"/>
        <draw:line draw:style-name="gr1" draw:text-style-name="P1" draw:layer="layout" svg:x1="6.35cm" svg:y1="18.468cm" svg:x2="16.431cm" svg:y2="18.468cm">
          <text:p text:style-name="P2"/>
        </draw:line>
        <draw:line draw:style-name="gr1" draw:text-style-name="P1" draw:layer="layout" svg:x1="7.329cm" svg:y1="18.944cm" svg:x2="7.329cm" svg:y2="10.186cm">
          <text:p text:style-name="P2"/>
        </draw:line>
        <draw:frame draw:style-name="gr2" draw:text-style-name="P3" draw:layer="layout" svg:width="0.786cm" svg:height="0.971cm" svg:x="16.288cm" svg:y="18.455cm">
          <draw:text-box>
            <text:p text:style-name="P2"><text:span text:style-name="T1">x</text:span></text:p>
          </draw:text-box>
        </draw:frame>
        <draw:frame draw:style-name="gr2" draw:text-style-name="P3" draw:layer="layout" svg:width="0.786cm" svg:height="0.971cm" svg:x="6.286cm" svg:y="9.785cm">
          <draw:text-box>
            <text:p text:style-name="P2"><text:span text:style-name="T1">y</text:span></text:p>
          </draw:text-box>
        </draw:frame>
        <draw:line draw:style-name="gr3" draw:text-style-name="P1" draw:layer="layout" svg:x1="11.389cm" svg:y1="18.812cm" svg:x2="11.389cm" svg:y2="11.43cm">
          <text:p text:style-name="P2"/>
        </draw:line>
        <draw:line draw:style-name="gr3" draw:text-style-name="P1" draw:layer="layout" svg:x1="6.985cm" svg:y1="14.499cm" svg:x2="14.738cm" svg:y2="14.488cm">
          <text:p text:style-name="P2"/>
        </draw:line>
        <draw:circle draw:style-name="gr4" draw:text-style-name="P1" draw:layer="layout" svg:width="0.265cm" svg:height="0.265cm" svg:x="11.257cm" svg:y="14.372cm">
          <text:p text:style-name="P2"/>
        </draw:circle>
        <draw:frame draw:style-name="gr5" draw:text-style-name="P4" draw:layer="layout" svg:width="3.493cm" svg:height="0.979cm" svg:x="11.293cm" svg:y="14.443cm">
          <draw:text-box>
            <text:p text:style-name="P2"><text:span text:style-name="T2">(</text:span><text:span text:style-name="T1">E</text:span><text:span text:style-name="T2">(</text:span><text:span text:style-name="T1">x</text:span><text:span text:style-name="T2">)</text:span><text:span text:style-name="T1">, E</text:span><text:span text:style-name="T2">(</text:span><text:span text:style-name="T1">y</text:span><text:span text:style-name="T2">))</text:span></text:p>
          </draw:text-box>
        </draw:frame>
        <draw:frame draw:style-name="gr6" draw:text-style-name="P5" draw:layer="layout" svg:width="1.826cm" svg:height="1.202cm" svg:x="11.186cm" svg:y="18.591cm">
          <draw:text-box>
            <text:p text:style-name="P2"><text:span text:style-name="T1">E</text:span><text:span text:style-name="T3">(</text:span><text:span text:style-name="T1">x</text:span><text:span text:style-name="T3">)</text:span></text:p>
          </draw:text-box>
        </draw:frame>
        <draw:frame draw:style-name="gr6" draw:text-style-name="P5" draw:layer="layout" svg:width="1.826cm" svg:height="1.202cm" svg:x="5.786cm" svg:y="13.591cm">
          <draw:text-box>
            <text:p text:style-name="P2"><text:span text:style-name="T1">E</text:span><text:span text:style-name="T3">(</text:span><text:span text:style-name="T1">y</text:span><text:span text:style-name="T3">)</text:span></text:p>
          </draw:text-box>
        </draw:frame>
        <draw:ellipse draw:style-name="gr15" draw:text-style-name="P1" draw:layer="layout" svg:width="8.591cm" svg:height="4.025cm" svg:x="7.052cm" svg:y="12.482cm">
          <text:p text:style-name="P2"/>
        </draw:ellipse>
      </draw:page>
      <draw:page draw:name="page9" draw:style-name="dp1" draw:master-page-name="Predeterminado">
        <office:forms form:automatic-focus="false" form:apply-design-mode="false"/>
        <draw:line draw:style-name="gr1" draw:text-style-name="P1" draw:layer="layout" svg:x1="6.35cm" svg:y1="18.468cm" svg:x2="16.431cm" svg:y2="18.468cm">
          <text:p text:style-name="P2"/>
        </draw:line>
        <draw:line draw:style-name="gr1" draw:text-style-name="P1" draw:layer="layout" svg:x1="7.329cm" svg:y1="18.944cm" svg:x2="7.329cm" svg:y2="10.186cm">
          <text:p text:style-name="P2"/>
        </draw:line>
        <draw:frame draw:style-name="gr2" draw:text-style-name="P3" draw:layer="layout" svg:width="0.786cm" svg:height="0.971cm" svg:x="16.288cm" svg:y="18.455cm">
          <draw:text-box>
            <text:p text:style-name="P2"><text:span text:style-name="T1">x</text:span></text:p>
          </draw:text-box>
        </draw:frame>
        <draw:frame draw:style-name="gr2" draw:text-style-name="P3" draw:layer="layout" svg:width="0.786cm" svg:height="0.971cm" svg:x="6.286cm" svg:y="9.785cm">
          <draw:text-box>
            <text:p text:style-name="P2"><text:span text:style-name="T1">y</text:span></text:p>
          </draw:text-box>
        </draw:frame>
        <draw:line draw:style-name="gr3" draw:text-style-name="P1" draw:layer="layout" svg:x1="11.389cm" svg:y1="18.812cm" svg:x2="11.389cm" svg:y2="11.43cm">
          <text:p text:style-name="P2"/>
        </draw:line>
        <draw:line draw:style-name="gr3" draw:text-style-name="P1" draw:layer="layout" svg:x1="6.985cm" svg:y1="14.499cm" svg:x2="14.738cm" svg:y2="14.488cm">
          <text:p text:style-name="P2"/>
        </draw:line>
        <draw:circle draw:style-name="gr4" draw:text-style-name="P1" draw:layer="layout" svg:width="0.265cm" svg:height="0.265cm" svg:x="11.257cm" svg:y="14.372cm">
          <text:p text:style-name="P2"/>
        </draw:circle>
        <draw:frame draw:style-name="gr5" draw:text-style-name="P4" draw:layer="layout" svg:width="3.493cm" svg:height="0.979cm" svg:x="11.293cm" svg:y="14.443cm">
          <draw:text-box>
            <text:p text:style-name="P2"><text:span text:style-name="T2">(</text:span><text:span text:style-name="T1">E</text:span><text:span text:style-name="T2">(</text:span><text:span text:style-name="T1">x</text:span><text:span text:style-name="T2">)</text:span><text:span text:style-name="T1">, E</text:span><text:span text:style-name="T2">(</text:span><text:span text:style-name="T1">y</text:span><text:span text:style-name="T2">))</text:span></text:p>
          </draw:text-box>
        </draw:frame>
        <draw:frame draw:style-name="gr6" draw:text-style-name="P5" draw:layer="layout" svg:width="1.826cm" svg:height="1.202cm" svg:x="11.186cm" svg:y="18.591cm">
          <draw:text-box>
            <text:p text:style-name="P2"><text:span text:style-name="T1">E</text:span><text:span text:style-name="T3">(</text:span><text:span text:style-name="T1">x</text:span><text:span text:style-name="T3">)</text:span></text:p>
          </draw:text-box>
        </draw:frame>
        <draw:frame draw:style-name="gr6" draw:text-style-name="P5" draw:layer="layout" svg:width="1.826cm" svg:height="1.202cm" svg:x="5.786cm" svg:y="13.591cm">
          <draw:text-box>
            <text:p text:style-name="P2"><text:span text:style-name="T1">E</text:span><text:span text:style-name="T3">(</text:span><text:span text:style-name="T1">y</text:span><text:span text:style-name="T3">)</text:span></text:p>
          </draw:text-box>
        </draw:frame>
        <draw:ellipse draw:style-name="gr15" draw:text-style-name="P1" draw:layer="layout" svg:width="7.518cm" svg:height="5.06cm" draw:transform="skewX (0.87842421252858) translate (10.629cm 11.982cm)">
          <text:p text:style-name="P2"/>
        </draw:ellipse>
        <draw:frame draw:style-name="gr16" draw:text-style-name="P11" draw:layer="layout" svg:width="1.958cm" svg:height="1.35cm" svg:x="13.454cm" svg:y="12.187cm">
          <draw:text-box>
            <text:p text:style-name="P2"><text:span text:style-name="T4">Ω</text:span><text:span text:style-name="T5">XY</text:span></text:p>
          </draw:text-box>
        </draw:frame>
      </draw:page>
      <draw:page draw:name="page10" draw:style-name="dp1" draw:master-page-name="Predeterminado">
        <office:forms form:automatic-focus="false" form:apply-design-mode="false"/>
        <draw:line draw:style-name="gr1" draw:text-style-name="P1" draw:layer="layout" svg:x1="6.35cm" svg:y1="18.468cm" svg:x2="16.431cm" svg:y2="18.468cm">
          <text:p text:style-name="P2"/>
        </draw:line>
        <draw:line draw:style-name="gr1" draw:text-style-name="P1" draw:layer="layout" svg:x1="7.329cm" svg:y1="18.944cm" svg:x2="7.329cm" svg:y2="10.186cm">
          <text:p text:style-name="P2"/>
        </draw:line>
        <draw:frame draw:style-name="gr2" draw:text-style-name="P3" draw:layer="layout" svg:width="0.786cm" svg:height="0.971cm" svg:x="16.288cm" svg:y="18.455cm">
          <draw:text-box>
            <text:p text:style-name="P2"><text:span text:style-name="T1">x</text:span></text:p>
          </draw:text-box>
        </draw:frame>
        <draw:frame draw:style-name="gr2" draw:text-style-name="P3" draw:layer="layout" svg:width="0.786cm" svg:height="0.971cm" svg:x="6.286cm" svg:y="9.785cm">
          <draw:text-box>
            <text:p text:style-name="P2"><text:span text:style-name="T1">y</text:span></text:p>
          </draw:text-box>
        </draw:frame>
        <draw:line draw:style-name="gr3" draw:text-style-name="P1" draw:layer="layout" svg:x1="11.389cm" svg:y1="18.812cm" svg:x2="11.389cm" svg:y2="11.43cm">
          <text:p text:style-name="P2"/>
        </draw:line>
        <draw:line draw:style-name="gr3" draw:text-style-name="P1" draw:layer="layout" svg:x1="6.985cm" svg:y1="14.499cm" svg:x2="14.738cm" svg:y2="14.488cm">
          <text:p text:style-name="P2"/>
        </draw:line>
        <draw:circle draw:style-name="gr4" draw:text-style-name="P1" draw:layer="layout" svg:width="0.265cm" svg:height="0.265cm" svg:x="11.257cm" svg:y="14.372cm">
          <text:p text:style-name="P2"/>
        </draw:circle>
        <draw:frame draw:style-name="gr5" draw:text-style-name="P4" draw:layer="layout" svg:width="3.493cm" svg:height="0.979cm" svg:x="11.293cm" svg:y="14.443cm">
          <draw:text-box>
            <text:p text:style-name="P2"><text:span text:style-name="T2">(</text:span><text:span text:style-name="T1">E</text:span><text:span text:style-name="T2">(</text:span><text:span text:style-name="T1">x</text:span><text:span text:style-name="T2">)</text:span><text:span text:style-name="T1">, E</text:span><text:span text:style-name="T2">(</text:span><text:span text:style-name="T1">y</text:span><text:span text:style-name="T2">))</text:span></text:p>
          </draw:text-box>
        </draw:frame>
        <draw:frame draw:style-name="gr6" draw:text-style-name="P5" draw:layer="layout" svg:width="1.826cm" svg:height="1.202cm" svg:x="11.186cm" svg:y="18.591cm">
          <draw:text-box>
            <text:p text:style-name="P2"><text:span text:style-name="T1">E</text:span><text:span text:style-name="T3">(</text:span><text:span text:style-name="T1">x</text:span><text:span text:style-name="T3">)</text:span></text:p>
          </draw:text-box>
        </draw:frame>
        <draw:frame draw:style-name="gr6" draw:text-style-name="P5" draw:layer="layout" svg:width="1.826cm" svg:height="1.202cm" svg:x="5.786cm" svg:y="13.591cm">
          <draw:text-box>
            <text:p text:style-name="P2"><text:span text:style-name="T1">E</text:span><text:span text:style-name="T3">(</text:span><text:span text:style-name="T1">y</text:span><text:span text:style-name="T3">)</text:span></text:p>
          </draw:text-box>
        </draw:frame>
        <draw:ellipse draw:style-name="gr15" draw:text-style-name="P1" draw:layer="layout" svg:width="7.518cm" svg:height="5.06cm" draw:transform="skewX (-0.87842421252858) rotate (3.1415926535892) translate (18.147cm 17.042cm)">
          <text:p text:style-name="P2"/>
        </draw:ellipse>
        <draw:frame draw:style-name="gr16" draw:text-style-name="P11" draw:layer="layout" svg:width="1.958cm" svg:height="1.35cm" svg:x="8.254cm" svg:y="12.287cm">
          <draw:text-box>
            <text:p text:style-name="P2"><text:span text:style-name="T4">Ω</text:span><text:span text:style-name="T5">X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Hatch_20_1" draw:display-name="Hatch 1" draw:style="single" draw:color="#000000" draw:distance="0.3cm" draw:rotation="31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10-27T10:33:23</meta:creation-date>
    <dc:creator>José Luis</dc:creator>
    <dc:date>2007-10-29T13:48:06</dc:date>
    <dc:language>es-ES</dc:language>
    <meta:editing-cycles>17</meta:editing-cycles>
    <meta:editing-duration>PT14H7M19S</meta:editing-duration>
    <meta:user-defined meta:name="Info 1"/>
    <meta:user-defined meta:name="Info 2"/>
    <meta:user-defined meta:name="Info 3"/>
    <meta:user-defined meta:name="Info 4"/>
    <meta:document-statistic meta:object-count="196"/>
  </office:meta>
</office:document-meta>
</file>